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88000" calcext:value-type="float">
            <text:p>5.88E+05</text:p>
          </table:table-cell>
          <table:table-cell/>
        </table:table-row>
        <table:table-row table:style-name="ro1">
          <table:table-cell office:value-type="string" calcext:value-type="string">
            <text:p>fyk</text:p>
          </table:table-cell>
          <table:table-cell table:style-name="ce1" table:formula="of:=500000000" office:value-type="float" office:value="500000000" calcext:value-type="float">
            <text:p>5.00E+08</text:p>
          </table:table-cell>
          <table:table-cell/>
        </table:table-row>
        <table:table-row table:style-name="ro1">
          <table:table-cell office:value-type="string" calcext:value-type="string">
            <text:p>fyd</text:p>
          </table:table-cell>
          <table:table-cell table:style-name="ce1" table:formula="of:=[.B2]/1.15" office:value-type="float" office:value="434782608.695652" calcext:value-type="float">
            <text:p>4.35E+08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table:formula="of:=[.B1]/[.B3]" office:value-type="float" office:value="0.0013524" calcext:value-type="float">
            <text:p>0.0013524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table:formula="of:=[.B4]*10000" office:value-type="float" office:value="13.524" calcext:value-type="float">
            <text:p>13.524</text:p>
          </table:table-cell>
          <table:table-cell office:value-type="string" calcext:value-type="string">
            <text:p>cm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I()*([.A6]/20)^2" office:value-type="float" office:value="3.14159265358979" calcext:value-type="float">
            <text:p>3.1415926536</text:p>
          </table:table-cell>
          <table:table-cell table:formula="of:=[.B$5]/[.B6]" office:value-type="float" office:value="4.30482290074959" calcext:value-type="float">
            <text:p>4.30482290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I()*([.A7]/20)^2" office:value-type="float" office:value="2.54469004940773" calcext:value-type="float">
            <text:p>2.5446900494</text:p>
          </table:table-cell>
          <table:table-cell table:formula="of:=[.B$5]/[.B7]" office:value-type="float" office:value="5.31459617376492" calcext:value-type="float">
            <text:p>5.3145961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I()*([.A8]/20)^2" office:value-type="float" office:value="2.01061929829747" calcext:value-type="float">
            <text:p>2.0106192983</text:p>
          </table:table-cell>
          <table:table-cell table:formula="of:=[.B$5]/[.B8]" office:value-type="float" office:value="6.72628578242123" calcext:value-type="float">
            <text:p>6.7262857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32:40.801221604</meta:creation-date>
    <dc:date>2017-03-26T16:39:30.679428305</dc:date>
    <meta:editing-duration>PT6M51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